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odpor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vzorek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 typu n</text:p>
          </table:table-cell>
          <table:table-cell office:value-type="string" calcext:value-type="string">
            <text:p>d</text:p>
          </table:table-cell>
          <table:table-cell office:value-type="float" office:value="3.35" calcext:value-type="float">
            <text:p>3.3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.72" calcext:value-type="float">
            <text:p>0.7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sigma</text:p>
          </table:table-cell>
          <table:table-cell office:value-type="float" office:value="5.28442" calcext:value-type="float">
            <text:p>5.28442</text:p>
          </table:table-cell>
          <table:table-cell office:value-type="float" office:value="0.007769" calcext:value-type="float">
            <text:p>0.007769</text:p>
          </table:table-cell>
          <table:table-cell office:value-type="string" calcext:value-type="string">
            <text:p>siemens</text:p>
          </table:table-cell>
        </table:table-row>
        <table:table-row table:style-name="ro1">
          <table:table-cell/>
          <table:table-cell office:value-type="string" calcext:value-type="string">
            <text:p>prepocet magnet</text:p>
          </table:table-cell>
          <table:table-cell/>
          <table:table-cell office:value-type="string" calcext:value-type="string">
            <text:p>B(T)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I(A)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vodivos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(V)</text:p>
          </table:table-cell>
          <table:table-cell office:value-type="string" calcext:value-type="string">
            <text:p>chyba U</text:p>
          </table:table-cell>
          <table:table-cell office:value-type="string" calcext:value-type="string">
            <text:p>#I(mA)</text:p>
          </table:table-cell>
          <table:table-cell office:value-type="string" calcext:value-type="string">
            <text:p>chyba I</text:p>
          </table:table-cell>
          <table:table-cell/>
          <table:table-cell office:value-type="string" calcext:value-type="string">
            <text:p>Rozsah U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323" calcext:value-type="float">
            <text:p>0.2323</text:p>
          </table:table-cell>
          <table:table-cell table:formula="of:=0.0005*[.B10]+3*0.0003" office:value-type="float" office:value="0.00101615" calcext:value-type="float">
            <text:p>0.00101615</text:p>
          </table:table-cell>
          <table:table-cell office:value-type="float" office:value="0.5" calcext:value-type="float">
            <text:p>0.5</text:p>
          </table:table-cell>
          <table:table-cell table:formula="of:=0.012*[.D10]+0.03" office:value-type="float" office:value="0.036" calcext:value-type="float">
            <text:p>0.03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741" calcext:value-type="float">
            <text:p>0.4741</text:p>
          </table:table-cell>
          <table:table-cell table:formula="of:=0.0005*[.B11]+3*0.0003" office:value-type="float" office:value="0.00113705" calcext:value-type="float">
            <text:p>0.00113705</text:p>
          </table:table-cell>
          <table:table-cell office:value-type="float" office:value="1" calcext:value-type="float">
            <text:p>1</text:p>
          </table:table-cell>
          <table:table-cell table:formula="of:=0.012*[.D11]+0.03" office:value-type="float" office:value="0.042" calcext:value-type="float">
            <text:p>0.04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712" calcext:value-type="float">
            <text:p>0.712</text:p>
          </table:table-cell>
          <table:table-cell table:formula="of:=0.0005*[.B12]+3*0.0003" office:value-type="float" office:value="0.001256" calcext:value-type="float">
            <text:p>0.001256</text:p>
          </table:table-cell>
          <table:table-cell office:value-type="float" office:value="1.5" calcext:value-type="float">
            <text:p>1.5</text:p>
          </table:table-cell>
          <table:table-cell table:formula="of:=0.012*[.D12]+0.03" office:value-type="float" office:value="0.048" calcext:value-type="float">
            <text:p>0.04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455" calcext:value-type="float">
            <text:p>0.9455</text:p>
          </table:table-cell>
          <table:table-cell table:formula="of:=0.0005*[.B13]+3*0.0003" office:value-type="float" office:value="0.00137275" calcext:value-type="float">
            <text:p>0.00137275</text:p>
          </table:table-cell>
          <table:table-cell office:value-type="float" office:value="2" calcext:value-type="float">
            <text:p>2</text:p>
          </table:table-cell>
          <table:table-cell table:formula="of:=0.012*[.D13]+0.03" office:value-type="float" office:value="0.054" calcext:value-type="float">
            <text:p>0.05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1834" calcext:value-type="float">
            <text:p>1.1834</text:p>
          </table:table-cell>
          <table:table-cell table:formula="of:=0.0005*[.B14]+3*0.0003" office:value-type="float" office:value="0.0014917" calcext:value-type="float">
            <text:p>0.0014917</text:p>
          </table:table-cell>
          <table:table-cell office:value-type="float" office:value="2.5" calcext:value-type="float">
            <text:p>2.5</text:p>
          </table:table-cell>
          <table:table-cell table:formula="of:=0.012*[.D14]+0.03" office:value-type="float" office:value="0.06" calcext:value-type="float">
            <text:p>0.0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4227" calcext:value-type="float">
            <text:p>1.4227</text:p>
          </table:table-cell>
          <table:table-cell table:formula="of:=0.0005*[.B15]+3*0.0003" office:value-type="float" office:value="0.00161135" calcext:value-type="float">
            <text:p>0.00161135</text:p>
          </table:table-cell>
          <table:table-cell office:value-type="float" office:value="3" calcext:value-type="float">
            <text:p>3</text:p>
          </table:table-cell>
          <table:table-cell table:formula="of:=0.012*[.D15]+0.03" office:value-type="float" office:value="0.066" calcext:value-type="float">
            <text:p>0.06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6506" calcext:value-type="float">
            <text:p>1.6506</text:p>
          </table:table-cell>
          <table:table-cell table:formula="of:=0.0005*[.B16]+3*0.0003" office:value-type="float" office:value="0.0017253" calcext:value-type="float">
            <text:p>0.0017253</text:p>
          </table:table-cell>
          <table:table-cell office:value-type="float" office:value="3.5" calcext:value-type="float">
            <text:p>3.5</text:p>
          </table:table-cell>
          <table:table-cell table:formula="of:=0.012*[.D16]+0.03" office:value-type="float" office:value="0.072" calcext:value-type="float">
            <text:p>0.0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8851" calcext:value-type="float">
            <text:p>1.8851</text:p>
          </table:table-cell>
          <table:table-cell table:formula="of:=0.0005*[.B17]+3*0.0003" office:value-type="float" office:value="0.00184255" calcext:value-type="float">
            <text:p>0.00184255</text:p>
          </table:table-cell>
          <table:table-cell office:value-type="float" office:value="4" calcext:value-type="float">
            <text:p>4</text:p>
          </table:table-cell>
          <table:table-cell table:formula="of:=0.012*[.D17]+0.03" office:value-type="float" office:value="0.078" calcext:value-type="float">
            <text:p>0.07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112" calcext:value-type="float">
            <text:p>2.112</text:p>
          </table:table-cell>
          <table:table-cell table:formula="of:=0.0005*[.B18]+3*0.003" office:value-type="float" office:value="0.010056" calcext:value-type="float">
            <text:p>0.010056</text:p>
          </table:table-cell>
          <table:table-cell office:value-type="float" office:value="4.5" calcext:value-type="float">
            <text:p>4.5</text:p>
          </table:table-cell>
          <table:table-cell table:formula="of:=0.012*[.D18]+0.03" office:value-type="float" office:value="0.084" calcext:value-type="float">
            <text:p>0.08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342" calcext:value-type="float">
            <text:p>2.342</text:p>
          </table:table-cell>
          <table:table-cell table:formula="of:=0.0005*[.B19]+3*0.003" office:value-type="float" office:value="0.010171" calcext:value-type="float">
            <text:p>0.010171</text:p>
          </table:table-cell>
          <table:table-cell office:value-type="float" office:value="5" calcext:value-type="float">
            <text:p>5</text:p>
          </table:table-cell>
          <table:table-cell table:formula="of:=0.012*[.D19]+0.03" office:value-type="float" office:value="0.09" calcext:value-type="float">
            <text:p>0.0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office:value-type="string" calcext:value-type="string">
            <text:p>td/l * U <text:s text:c="2"/>*1000</text:p>
          </table:table-cell>
          <table:table-cell office:value-type="string" calcext:value-type="string">
            <text:p>I (A) <text:s text:c="2"/>* 1000</text:p>
          </table:table-cell>
          <table:table-cell/>
          <table:table-cell office:value-type="string" calcext:value-type="string">
            <text:p>Sigma * tdU/l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B19]" office:value-type="float" office:value="0.941484" calcext:value-type="float">
            <text:p>0.941484</text:p>
          </table:table-cell>
          <table:table-cell table:formula="of:=[.D19]" office:value-type="float" office:value="5" calcext:value-type="float">
            <text:p>5</text:p>
          </table:table-cell>
          <table:table-cell/>
          <table:table-cell table:formula="of:=[.B28]*[.$J$5]" office:value-type="float" office:value="4.97519687928" calcext:value-type="float">
            <text:p>4.9751968793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B18]" office:value-type="float" office:value="0.849024" calcext:value-type="float">
            <text:p>0.849024</text:p>
          </table:table-cell>
          <table:table-cell table:formula="of:=[.D18]" office:value-type="float" office:value="4.5" calcext:value-type="float">
            <text:p>4.5</text:p>
          </table:table-cell>
          <table:table-cell/>
          <table:table-cell table:formula="of:=[.B29]*[.$J$5]" office:value-type="float" office:value="4.48659940608" calcext:value-type="float">
            <text:p>4.4865994061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B17]" office:value-type="float" office:value="0.7578102" calcext:value-type="float">
            <text:p>0.7578102</text:p>
          </table:table-cell>
          <table:table-cell table:formula="of:=[.D17]" office:value-type="float" office:value="4" calcext:value-type="float">
            <text:p>4</text:p>
          </table:table-cell>
          <table:table-cell/>
          <table:table-cell table:formula="of:=[.B30]*[.$J$5]" office:value-type="float" office:value="4.004587377084" calcext:value-type="float">
            <text:p>4.0045873771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B16]" office:value-type="float" office:value="0.6635412" calcext:value-type="float">
            <text:p>0.6635412</text:p>
          </table:table-cell>
          <table:table-cell table:formula="of:=[.D16]" office:value-type="float" office:value="3.5" calcext:value-type="float">
            <text:p>3.5</text:p>
          </table:table-cell>
          <table:table-cell/>
          <table:table-cell table:formula="of:=[.B31]*[.$J$5]" office:value-type="float" office:value="3.506430388104" calcext:value-type="float">
            <text:p>3.5064303881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B15]" office:value-type="float" office:value="0.5719254" calcext:value-type="float">
            <text:p>0.5719254</text:p>
          </table:table-cell>
          <table:table-cell table:formula="of:=[.D15]" office:value-type="float" office:value="3" calcext:value-type="float">
            <text:p>3</text:p>
          </table:table-cell>
          <table:table-cell/>
          <table:table-cell table:formula="of:=[.B32]*[.$J$5]" office:value-type="float" office:value="3.022294022268" calcext:value-type="float">
            <text:p>3.0222940223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B14]" office:value-type="float" office:value="0.4757268" calcext:value-type="float">
            <text:p>0.4757268</text:p>
          </table:table-cell>
          <table:table-cell table:formula="of:=[.D14]" office:value-type="float" office:value="2.5" calcext:value-type="float">
            <text:p>2.5</text:p>
          </table:table-cell>
          <table:table-cell/>
          <table:table-cell table:formula="of:=[.B33]*[.$J$5]" office:value-type="float" office:value="2.513940216456" calcext:value-type="float">
            <text:p>2.5139402165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B13]" office:value-type="float" office:value="0.380091" calcext:value-type="float">
            <text:p>0.380091</text:p>
          </table:table-cell>
          <table:table-cell table:formula="of:=[.D13]" office:value-type="float" office:value="2" calcext:value-type="float">
            <text:p>2</text:p>
          </table:table-cell>
          <table:table-cell/>
          <table:table-cell table:formula="of:=[.B34]*[.$J$5]" office:value-type="float" office:value="2.00856048222" calcext:value-type="float">
            <text:p>2.0085604822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B12]" office:value-type="float" office:value="0.286224" calcext:value-type="float">
            <text:p>0.286224</text:p>
          </table:table-cell>
          <table:table-cell table:formula="of:=[.D12]" office:value-type="float" office:value="1.5" calcext:value-type="float">
            <text:p>1.5</text:p>
          </table:table-cell>
          <table:table-cell/>
          <table:table-cell table:formula="of:=[.B35]*[.$J$5]" office:value-type="float" office:value="1.51252783008" calcext:value-type="float">
            <text:p>1.5125278301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B11]" office:value-type="float" office:value="0.1905882" calcext:value-type="float">
            <text:p>0.1905882</text:p>
          </table:table-cell>
          <table:table-cell table:formula="of:=[.D11]" office:value-type="float" office:value="1" calcext:value-type="float">
            <text:p>1</text:p>
          </table:table-cell>
          <table:table-cell/>
          <table:table-cell table:formula="of:=[.B36]*[.$J$5]" office:value-type="float" office:value="1.007148095844" calcext:value-type="float">
            <text:p>1.0071480958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B10]" office:value-type="float" office:value="0.0933846" calcext:value-type="float">
            <text:p>0.0933846</text:p>
          </table:table-cell>
          <table:table-cell table:formula="of:=[.D10]" office:value-type="float" office:value="0.5" calcext:value-type="float">
            <text:p>0.5</text:p>
          </table:table-cell>
          <table:table-cell/>
          <table:table-cell table:formula="of:=[.B37]*[.$J$5]" office:value-type="float" office:value="0.493483447932" calcext:value-type="float">
            <text:p>0.493483447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v pohode</text:p>
          </table:table-cell>
          <table:table-cell table:number-columns-repeated="7"/>
        </table:table-row>
      </table:table>
      <table:table table:name="magnet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napeti ve voltech</text:p>
          </table:table-cell>
          <table:table-cell/>
          <table:table-cell office:value-type="string" calcext:value-type="string">
            <text:p>rozsah 2V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0.72" calcext:value-type="float">
            <text:p>0.7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m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proud 5mA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Imag(A)</text:p>
          </table:table-cell>
          <table:table-cell office:value-type="string" calcext:value-type="string">
            <text:p>Ichyb</text:p>
          </table:table-cell>
          <table:table-cell/>
          <table:table-cell office:value-type="string" calcext:value-type="string">
            <text:p>U+</text:p>
          </table:table-cell>
          <table:table-cell office:value-type="string" calcext:value-type="string">
            <text:p>chyb</text:p>
          </table:table-cell>
          <table:table-cell office:value-type="string" calcext:value-type="string">
            <text:p>U-</text:p>
          </table:table-cell>
          <table:table-cell office:value-type="string" calcext:value-type="string">
            <text:p>chyb</text:p>
          </table:table-cell>
          <table:table-cell/>
          <table:table-cell office:value-type="string" calcext:value-type="string">
            <text:p>UH</text:p>
          </table:table-cell>
          <table:table-cell office:value-type="string" calcext:value-type="string">
            <text:p>chyb</text:p>
          </table:table-cell>
          <table:table-cell office:value-type="string" calcext:value-type="string">
            <text:p>rel proc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2496" calcext:value-type="float">
            <text:p>0.2496</text:p>
          </table:table-cell>
          <table:table-cell table:formula="of:=0.0005*ABS([.E5])+3*0.0003" office:value-type="float" office:value="0.0010248" calcext:value-type="float">
            <text:p>0.0010248</text:p>
          </table:table-cell>
          <table:table-cell office:value-type="float" office:value="-0.077" calcext:value-type="float">
            <text:p>-0.077</text:p>
          </table:table-cell>
          <table:table-cell table:formula="of:=0.0005*ABS([.G5])+3*0.0003" office:value-type="float" office:value="0.0009385" calcext:value-type="float">
            <text:p>0.0009385</text:p>
          </table:table-cell>
          <table:table-cell/>
          <table:table-cell table:formula="of:=ABS([.E5]-[.G5])/2" office:value-type="float" office:value="0.1633" calcext:value-type="float">
            <text:p>0.1633</text:p>
          </table:table-cell>
          <table:table-cell table:formula="of:=SQRT( [.F5]^2  +[.H5]^2   )" office:value-type="float" office:value="0.00138960328511414" calcext:value-type="float">
            <text:p>0.0013896033</text:p>
          </table:table-cell>
          <table:table-cell table:formula="of:=[.K5]/[.J5]*100" office:value-type="float" office:value="0.850951185005595" calcext:value-type="float">
            <text:p>0.8509511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2301" calcext:value-type="float">
            <text:p>0.2301</text:p>
          </table:table-cell>
          <table:table-cell table:formula="of:=0.0005*ABS([.E6])+3*0.0003" office:value-type="float" office:value="0.00101505" calcext:value-type="float">
            <text:p>0.00101505</text:p>
          </table:table-cell>
          <table:table-cell office:value-type="float" office:value="-0.0592" calcext:value-type="float">
            <text:p>-0.0592</text:p>
          </table:table-cell>
          <table:table-cell table:formula="of:=0.0005*ABS([.G6])+3*0.0003" office:value-type="float" office:value="0.0009296" calcext:value-type="float">
            <text:p>0.0009296</text:p>
          </table:table-cell>
          <table:table-cell/>
          <table:table-cell table:formula="of:=ABS([.E6]-[.G6])/2" office:value-type="float" office:value="0.14465" calcext:value-type="float">
            <text:p>0.14465</text:p>
          </table:table-cell>
          <table:table-cell table:formula="of:=SQRT( [.F6]^2  +[.H6]^2   )" office:value-type="float" office:value="0.00137640207152561" calcext:value-type="float">
            <text:p>0.0013764021</text:p>
          </table:table-cell>
          <table:table-cell table:formula="of:=[.K6]/[.J6]*100" office:value-type="float" office:value="0.951539627739795" calcext:value-type="float">
            <text:p>0.95153962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2064" calcext:value-type="float">
            <text:p>0.2064</text:p>
          </table:table-cell>
          <table:table-cell table:formula="of:=0.0005*ABS([.E7])+3*0.0003" office:value-type="float" office:value="0.0010032" calcext:value-type="float">
            <text:p>0.0010032</text:p>
          </table:table-cell>
          <table:table-cell office:value-type="float" office:value="-0.0412" calcext:value-type="float">
            <text:p>-0.0412</text:p>
          </table:table-cell>
          <table:table-cell table:formula="of:=0.0005*ABS([.G7])+3*0.0003" office:value-type="float" office:value="0.0009206" calcext:value-type="float">
            <text:p>0.0009206</text:p>
          </table:table-cell>
          <table:table-cell/>
          <table:table-cell table:formula="of:=ABS([.E7]-[.G7])/2" office:value-type="float" office:value="0.1238" calcext:value-type="float">
            <text:p>0.1238</text:p>
          </table:table-cell>
          <table:table-cell table:formula="of:=SQRT( [.F7]^2  +[.H7]^2   )" office:value-type="float" office:value="0.00136158532600789" calcext:value-type="float">
            <text:p>0.0013615853</text:p>
          </table:table-cell>
          <table:table-cell table:formula="of:=[.K7]/[.J7]*100" office:value-type="float" office:value="1.09982659612915" calcext:value-type="float">
            <text:p>1.0998265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1871" calcext:value-type="float">
            <text:p>0.1871</text:p>
          </table:table-cell>
          <table:table-cell table:formula="of:=0.0005*ABS([.E8])+3*0.0003" office:value-type="float" office:value="0.00099355" calcext:value-type="float">
            <text:p>0.00099355</text:p>
          </table:table-cell>
          <table:table-cell office:value-type="float" office:value="-0.0193" calcext:value-type="float">
            <text:p>-0.0193</text:p>
          </table:table-cell>
          <table:table-cell table:formula="of:=0.0005*ABS([.G8])+3*0.0003" office:value-type="float" office:value="0.00090965" calcext:value-type="float">
            <text:p>0.00090965</text:p>
          </table:table-cell>
          <table:table-cell/>
          <table:table-cell table:formula="of:=ABS([.E8]-[.G8])/2" office:value-type="float" office:value="0.1032" calcext:value-type="float">
            <text:p>0.1032</text:p>
          </table:table-cell>
          <table:table-cell table:formula="of:=SQRT( [.F8]^2  +[.H8]^2   )" office:value-type="float" office:value="0.00134707265023086" calcext:value-type="float">
            <text:p>0.0013470727</text:p>
          </table:table-cell>
          <table:table-cell table:formula="of:=[.K8]/[.J8]*100" office:value-type="float" office:value="1.30530295565006" calcext:value-type="float">
            <text:p>1.30530295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1638" calcext:value-type="float">
            <text:p>0.1638</text:p>
          </table:table-cell>
          <table:table-cell table:formula="of:=0.0005*ABS([.E9])+3*0.0003" office:value-type="float" office:value="0.0009819" calcext:value-type="float">
            <text:p>0.0009819</text:p>
          </table:table-cell>
          <table:table-cell office:value-type="float" office:value="-0.002" calcext:value-type="float">
            <text:p>-0.002</text:p>
          </table:table-cell>
          <table:table-cell table:formula="of:=0.0005*ABS([.G9])+3*0.0003" office:value-type="float" office:value="0.000901" calcext:value-type="float">
            <text:p>0.000901</text:p>
          </table:table-cell>
          <table:table-cell/>
          <table:table-cell table:formula="of:=ABS([.E9]-[.G9])/2" office:value-type="float" office:value="0.0829" calcext:value-type="float">
            <text:p>0.0829</text:p>
          </table:table-cell>
          <table:table-cell table:formula="of:=SQRT( [.F9]^2  +[.H9]^2   )" office:value-type="float" office:value="0.00133263971500177" calcext:value-type="float">
            <text:p>0.0013326397</text:p>
          </table:table-cell>
          <table:table-cell table:formula="of:=[.K9]/[.J9]*100" office:value-type="float" office:value="1.60752679734834" calcext:value-type="float">
            <text:p>1.60752679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145" calcext:value-type="float">
            <text:p>0.145</text:p>
          </table:table-cell>
          <table:table-cell table:formula="of:=0.0005*ABS([.E10])+3*0.0003" office:value-type="float" office:value="0.0009725" calcext:value-type="float">
            <text:p>0.0009725</text:p>
          </table:table-cell>
          <table:table-cell office:value-type="float" office:value="0.0199" calcext:value-type="float">
            <text:p>0.0199</text:p>
          </table:table-cell>
          <table:table-cell table:formula="of:=0.0005*ABS([.G10])+3*0.0003" office:value-type="float" office:value="0.00090995" calcext:value-type="float">
            <text:p>0.00090995</text:p>
          </table:table-cell>
          <table:table-cell/>
          <table:table-cell table:formula="of:=ABS([.E10]-[.G10])/2" office:value-type="float" office:value="0.06255" calcext:value-type="float">
            <text:p>0.06255</text:p>
          </table:table-cell>
          <table:table-cell table:formula="of:=SQRT( [.F10]^2  +[.H10]^2   )" office:value-type="float" office:value="0.00133182778635227" calcext:value-type="float">
            <text:p>0.0013318278</text:p>
          </table:table-cell>
          <table:table-cell table:formula="of:=[.K10]/[.J10]*100" office:value-type="float" office:value="2.1292210812986" calcext:value-type="float">
            <text:p>2.1292210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1226" calcext:value-type="float">
            <text:p>0.1226</text:p>
          </table:table-cell>
          <table:table-cell table:formula="of:=0.0005*ABS([.E11])+3*0.0003" office:value-type="float" office:value="0.0009613" calcext:value-type="float">
            <text:p>0.0009613</text:p>
          </table:table-cell>
          <table:table-cell office:value-type="float" office:value="0.0379" calcext:value-type="float">
            <text:p>0.0379</text:p>
          </table:table-cell>
          <table:table-cell table:formula="of:=0.0005*ABS([.G11])+3*0.0003" office:value-type="float" office:value="0.00091895" calcext:value-type="float">
            <text:p>0.00091895</text:p>
          </table:table-cell>
          <table:table-cell/>
          <table:table-cell table:formula="of:=ABS([.E11]-[.G11])/2" office:value-type="float" office:value="0.04235" calcext:value-type="float">
            <text:p>0.04235</text:p>
          </table:table-cell>
          <table:table-cell table:formula="of:=SQRT( [.F11]^2  +[.H11]^2   )" office:value-type="float" office:value="0.00132987472812292" calcext:value-type="float">
            <text:p>0.0013298747</text:p>
          </table:table-cell>
          <table:table-cell table:formula="of:=[.K11]/[.J11]*100" office:value-type="float" office:value="3.14020006640594" calcext:value-type="float">
            <text:p>3.14020006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1005" calcext:value-type="float">
            <text:p>0.1005</text:p>
          </table:table-cell>
          <table:table-cell table:formula="of:=0.0005*ABS([.E12])+3*0.0003" office:value-type="float" office:value="0.00095025" calcext:value-type="float">
            <text:p>0.00095025</text:p>
          </table:table-cell>
          <table:table-cell office:value-type="float" office:value="0.0609" calcext:value-type="float">
            <text:p>0.0609</text:p>
          </table:table-cell>
          <table:table-cell table:formula="of:=0.0005*ABS([.G12])+3*0.0003" office:value-type="float" office:value="0.00093045" calcext:value-type="float">
            <text:p>0.00093045</text:p>
          </table:table-cell>
          <table:table-cell/>
          <table:table-cell table:formula="of:=ABS([.E12]-[.G12])/2" office:value-type="float" office:value="0.0198" calcext:value-type="float">
            <text:p>0.0198</text:p>
          </table:table-cell>
          <table:table-cell table:formula="of:=SQRT( [.F12]^2  +[.H12]^2   )" office:value-type="float" office:value="0.00132992942105963" calcext:value-type="float">
            <text:p>0.0013299294</text:p>
          </table:table-cell>
          <table:table-cell table:formula="of:=[.K12]/[.J12]*100" office:value-type="float" office:value="6.71681525787691" calcext:value-type="float">
            <text:p>6.7168152579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proud 2.5mA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Imag(A)</text:p>
          </table:table-cell>
          <table:table-cell office:value-type="string" calcext:value-type="string">
            <text:p>Ichyb</text:p>
          </table:table-cell>
          <table:table-cell/>
          <table:table-cell office:value-type="string" calcext:value-type="string">
            <text:p>U+</text:p>
          </table:table-cell>
          <table:table-cell office:value-type="string" calcext:value-type="string">
            <text:p>chyb</text:p>
          </table:table-cell>
          <table:table-cell office:value-type="string" calcext:value-type="string">
            <text:p>U-</text:p>
          </table:table-cell>
          <table:table-cell office:value-type="string" calcext:value-type="string">
            <text:p>chyb</text:p>
          </table:table-cell>
          <table:table-cell/>
          <table:table-cell office:value-type="string" calcext:value-type="string">
            <text:p>UH</text:p>
          </table:table-cell>
          <table:table-cell office:value-type="string" calcext:value-type="string">
            <text:p>chyb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1261" calcext:value-type="float">
            <text:p>0.1261</text:p>
          </table:table-cell>
          <table:table-cell table:formula="of:=0.0005*ABS([.E19])+3*0.0003" office:value-type="float" office:value="0.00096305" calcext:value-type="float">
            <text:p>0.00096305</text:p>
          </table:table-cell>
          <table:table-cell office:value-type="float" office:value="-0.0455" calcext:value-type="float">
            <text:p>-0.0455</text:p>
          </table:table-cell>
          <table:table-cell table:formula="of:=0.0005*ABS([.G19])+3*0.0003" office:value-type="float" office:value="0.00092275" calcext:value-type="float">
            <text:p>0.00092275</text:p>
          </table:table-cell>
          <table:table-cell/>
          <table:table-cell table:formula="of:=ABS([.E19]-[.G19])/2" office:value-type="float" office:value="0.0858" calcext:value-type="float">
            <text:p>0.0858</text:p>
          </table:table-cell>
          <table:table-cell table:formula="of:=SQRT( [.F19]^2  +[.H19]^2   )" office:value-type="float" office:value="0.00133376642070492" calcext:value-type="float">
            <text:p>0.0013337664</text:p>
          </table:table-cell>
          <table:table-cell table:formula="of:=[.K19]/[.J19]*100" office:value-type="float" office:value="1.5545063178379" calcext:value-type="float">
            <text:p>1.55450631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1158" calcext:value-type="float">
            <text:p>0.1158</text:p>
          </table:table-cell>
          <table:table-cell table:formula="of:=0.0005*ABS([.E20])+3*0.0003" office:value-type="float" office:value="0.0009579" calcext:value-type="float">
            <text:p>0.0009579</text:p>
          </table:table-cell>
          <table:table-cell office:value-type="float" office:value="-0.0371" calcext:value-type="float">
            <text:p>-0.0371</text:p>
          </table:table-cell>
          <table:table-cell table:formula="of:=0.0005*ABS([.G20])+3*0.0003" office:value-type="float" office:value="0.00091855" calcext:value-type="float">
            <text:p>0.00091855</text:p>
          </table:table-cell>
          <table:table-cell/>
          <table:table-cell table:formula="of:=ABS([.E20]-[.G20])/2" office:value-type="float" office:value="0.07645" calcext:value-type="float">
            <text:p>0.07645</text:p>
          </table:table-cell>
          <table:table-cell table:formula="of:=SQRT( [.F20]^2  +[.H20]^2   )" office:value-type="float" office:value="0.00132714223521822" calcext:value-type="float">
            <text:p>0.0013271422</text:p>
          </table:table-cell>
          <table:table-cell table:formula="of:=[.K20]/[.J20]*100" office:value-type="float" office:value="1.73596106634168" calcext:value-type="float">
            <text:p>1.7359610663</text:p>
          </table:table-cell>
          <table:table-cell/>
          <table:table-cell office:value-type="string" calcext:value-type="string">
            <text:p>koncentrace</text:p>
          </table:table-cell>
          <table:table-cell table:formula="of:=[.O24]/[.O29]/[.O22]" office:value-type="float" office:value="1.06666270738447E+020" calcext:value-type="float">
            <text:p>106666270738447000000</text:p>
          </table:table-cell>
          <table:table-cell table:formula="of:=[.P29]/[.O29]*[.O20]" office:value-type="float" office:value="7.29199489072176E+017" calcext:value-type="float">
            <text:p>729199489072176000</text:p>
          </table:table-cell>
          <table:table-cell table:formula="of:=[.P20]/[.O20]" office:value-type="float" office:value="0.00683627058510577" calcext:value-type="float">
            <text:p>0.0068362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1042" calcext:value-type="float">
            <text:p>0.1042</text:p>
          </table:table-cell>
          <table:table-cell table:formula="of:=0.0005*ABS([.E21])+3*0.0003" office:value-type="float" office:value="0.0009521" calcext:value-type="float">
            <text:p>0.0009521</text:p>
          </table:table-cell>
          <table:table-cell office:value-type="float" office:value="-0.0284" calcext:value-type="float">
            <text:p>-0.0284</text:p>
          </table:table-cell>
          <table:table-cell table:formula="of:=0.0005*ABS([.G21])+3*0.0003" office:value-type="float" office:value="0.0009142" calcext:value-type="float">
            <text:p>0.0009142</text:p>
          </table:table-cell>
          <table:table-cell/>
          <table:table-cell table:formula="of:=ABS([.E21]-[.G21])/2" office:value-type="float" office:value="0.0663" calcext:value-type="float">
            <text:p>0.0663</text:p>
          </table:table-cell>
          <table:table-cell table:formula="of:=SQRT( [.F21]^2  +[.H21]^2   )" office:value-type="float" office:value="0.00131994547235861" calcext:value-type="float">
            <text:p>0.0013199455</text:p>
          </table:table-cell>
          <table:table-cell table:formula="of:=[.K21]/[.J21]*100" office:value-type="float" office:value="1.99086798244135" calcext:value-type="float">
            <text:p>1.9908679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0939" calcext:value-type="float">
            <text:p>0.0939</text:p>
          </table:table-cell>
          <table:table-cell table:formula="of:=0.0005*ABS([.E22])+3*0.0003" office:value-type="float" office:value="0.00094695" calcext:value-type="float">
            <text:p>0.00094695</text:p>
          </table:table-cell>
          <table:table-cell office:value-type="float" office:value="-0.0167" calcext:value-type="float">
            <text:p>-0.0167</text:p>
          </table:table-cell>
          <table:table-cell table:formula="of:=0.0005*ABS([.G22])+3*0.0003" office:value-type="float" office:value="0.00090835" calcext:value-type="float">
            <text:p>0.00090835</text:p>
          </table:table-cell>
          <table:table-cell/>
          <table:table-cell table:formula="of:=ABS([.E22]-[.G22])/2" office:value-type="float" office:value="0.0553" calcext:value-type="float">
            <text:p>0.0553</text:p>
          </table:table-cell>
          <table:table-cell table:formula="of:=SQRT( [.F22]^2  +[.H22]^2   )" office:value-type="float" office:value="0.00131217911315491" calcext:value-type="float">
            <text:p>0.0013121791</text:p>
          </table:table-cell>
          <table:table-cell table:formula="of:=[.K22]/[.J22]*100" office:value-type="float" office:value="2.37283745597632" calcext:value-type="float">
            <text:p>2.372837456</text:p>
          </table:table-cell>
          <table:table-cell/>
          <table:table-cell office:value-type="string" calcext:value-type="string">
            <text:p>e</text:p>
          </table:table-cell>
          <table:table-cell table:style-name="ce1" office:value-type="float" office:value="1.6021766208E-019" calcext:value-type="float">
            <text:p>1.60E-0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0816" calcext:value-type="float">
            <text:p>0.0816</text:p>
          </table:table-cell>
          <table:table-cell table:formula="of:=0.0005*ABS([.E23])+3*0.0003" office:value-type="float" office:value="0.0009408" calcext:value-type="float">
            <text:p>0.0009408</text:p>
          </table:table-cell>
          <table:table-cell office:value-type="float" office:value="-0.0076" calcext:value-type="float">
            <text:p>-0.0076</text:p>
          </table:table-cell>
          <table:table-cell table:formula="of:=0.0005*ABS([.G23])+3*0.0003" office:value-type="float" office:value="0.0009038" calcext:value-type="float">
            <text:p>0.0009038</text:p>
          </table:table-cell>
          <table:table-cell/>
          <table:table-cell table:formula="of:=ABS([.E23]-[.G23])/2" office:value-type="float" office:value="0.0446" calcext:value-type="float">
            <text:p>0.0446</text:p>
          </table:table-cell>
          <table:table-cell table:formula="of:=SQRT( [.F23]^2  +[.H23]^2   )" office:value-type="float" office:value="0.00130459153760861" calcext:value-type="float">
            <text:p>0.0013045915</text:p>
          </table:table-cell>
          <table:table-cell table:formula="of:=[.K23]/[.J23]*100" office:value-type="float" office:value="2.92509313365159" calcext:value-type="float">
            <text:p>2.92509313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0706" calcext:value-type="float">
            <text:p>0.0706</text:p>
          </table:table-cell>
          <table:table-cell table:formula="of:=0.0005*ABS([.E24])+3*0.0003" office:value-type="float" office:value="0.0009353" calcext:value-type="float">
            <text:p>0.0009353</text:p>
          </table:table-cell>
          <table:table-cell office:value-type="float" office:value="0.0043" calcext:value-type="float">
            <text:p>0.0043</text:p>
          </table:table-cell>
          <table:table-cell table:formula="of:=0.0005*ABS([.G24])+3*0.0003" office:value-type="float" office:value="0.00090215" calcext:value-type="float">
            <text:p>0.00090215</text:p>
          </table:table-cell>
          <table:table-cell/>
          <table:table-cell table:formula="of:=ABS([.E24]-[.G24])/2" office:value-type="float" office:value="0.03315" calcext:value-type="float">
            <text:p>0.03315</text:p>
          </table:table-cell>
          <table:table-cell table:formula="of:=SQRT( [.F24]^2  +[.H24]^2   )" office:value-type="float" office:value="0.00129948478732919" calcext:value-type="float">
            <text:p>0.0012994848</text:p>
          </table:table-cell>
          <table:table-cell table:formula="of:=[.K24]/[.J24]*100" office:value-type="float" office:value="3.92001444141537" calcext:value-type="float">
            <text:p>3.9200144414</text:p>
          </table:table-cell>
          <table:table-cell/>
          <table:table-cell office:value-type="string" calcext:value-type="string">
            <text:p>rh</text:p>
          </table:table-cell>
          <table:table-cell table:formula="of:=3*PI()/9" office:value-type="float" office:value="1.0471975511966" calcext:value-type="float">
            <text:p>1.04719755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0591" calcext:value-type="float">
            <text:p>0.0591</text:p>
          </table:table-cell>
          <table:table-cell table:formula="of:=0.0005*ABS([.E25])+3*0.0003" office:value-type="float" office:value="0.00092955" calcext:value-type="float">
            <text:p>0.00092955</text:p>
          </table:table-cell>
          <table:table-cell office:value-type="float" office:value="0.0135" calcext:value-type="float">
            <text:p>0.0135</text:p>
          </table:table-cell>
          <table:table-cell table:formula="of:=0.0005*ABS([.G25])+3*0.0003" office:value-type="float" office:value="0.00090675" calcext:value-type="float">
            <text:p>0.00090675</text:p>
          </table:table-cell>
          <table:table-cell/>
          <table:table-cell table:formula="of:=ABS([.E25]-[.G25])/2" office:value-type="float" office:value="0.0228" calcext:value-type="float">
            <text:p>0.0228</text:p>
          </table:table-cell>
          <table:table-cell table:formula="of:=SQRT( [.F25]^2  +[.H25]^2   )" office:value-type="float" office:value="0.00129856026621794" calcext:value-type="float">
            <text:p>0.0012985603</text:p>
          </table:table-cell>
          <table:table-cell table:formula="of:=[.K25]/[.J25]*100" office:value-type="float" office:value="5.69543976411376" calcext:value-type="float">
            <text:p>5.6954397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0492" calcext:value-type="float">
            <text:p>0.0492</text:p>
          </table:table-cell>
          <table:table-cell table:formula="of:=0.0005*ABS([.E26])+3*0.0003" office:value-type="float" office:value="0.0009246" calcext:value-type="float">
            <text:p>0.0009246</text:p>
          </table:table-cell>
          <table:table-cell office:value-type="float" office:value="0.0259" calcext:value-type="float">
            <text:p>0.0259</text:p>
          </table:table-cell>
          <table:table-cell table:formula="of:=0.0005*ABS([.G26])+3*0.0003" office:value-type="float" office:value="0.00091295" calcext:value-type="float">
            <text:p>0.00091295</text:p>
          </table:table-cell>
          <table:table-cell/>
          <table:table-cell table:formula="of:=ABS([.E26]-[.G26])/2" office:value-type="float" office:value="0.01165" calcext:value-type="float">
            <text:p>0.01165</text:p>
          </table:table-cell>
          <table:table-cell table:formula="of:=SQRT( [.F26]^2  +[.H26]^2   )" office:value-type="float" office:value="0.00129937017916374" calcext:value-type="float">
            <text:p>0.0012993702</text:p>
          </table:table-cell>
          <table:table-cell table:formula="of:=[.K26]/[.J26]*100" office:value-type="float" office:value="11.1533920958261" calcext:value-type="float">
            <text:p>11.1533920958</text:p>
          </table:table-cell>
          <table:table-cell/>
          <table:table-cell office:value-type="string" calcext:value-type="string">
            <text:p>pohyblivost</text:p>
          </table:table-cell>
          <table:table-cell table:formula="of:=[.O28]*[.O29]" office:value-type="float" office:value="0.323808648362" calcext:value-type="float">
            <text:p>0.3238086484</text:p>
          </table:table-cell>
          <table:table-cell table:formula="of:=[.O26]* SQRT(     ([.P28]/[.O28])^2   +  ([.P29]/[.O29])^2  )" office:value-type="float" office:value="0.00226425377202826" calcext:value-type="float">
            <text:p>0.0022642538</text:p>
          </table:table-cell>
          <table:table-cell table:formula="of:=[.P26]/[.O26]" office:value-type="float" office:value="0.00699256731863737" calcext:value-type="float">
            <text:p>0.0069925673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igma</text:p>
          </table:table-cell>
          <table:table-cell table:formula="of:=[odpor.J5]" office:value-type="float" office:value="5.28442" calcext:value-type="float">
            <text:p>5.28442</text:p>
          </table:table-cell>
          <table:table-cell table:formula="of:=[odpor.K5]" office:value-type="float" office:value="0.007769" calcext:value-type="float">
            <text:p>0.007769</text:p>
          </table:table-cell>
          <table:table-cell table:formula="of:=[.P28]/[.O28]" office:value-type="float" office:value="0.00147017080398606" calcext:value-type="float">
            <text:p>0.001470170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RH</text:p>
          </table:table-cell>
          <table:table-cell office:value-type="float" office:value="0.0612761" calcext:value-type="float">
            <text:p>0.0612761</text:p>
          </table:table-cell>
          <table:table-cell office:value-type="float" office:value="0.0004189" calcext:value-type="float">
            <text:p>0.0004189</text:p>
          </table:table-cell>
          <table:table-cell table:formula="of:=[.P29]/[.O29]" office:value-type="float" office:value="0.00683627058510577" calcext:value-type="float">
            <text:p>0.0068362706</text:p>
          </table:table-cell>
          <table:table-cell table:number-columns-repeated="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mag(A)</text:p>
          </table:table-cell>
          <table:table-cell office:value-type="string" calcext:value-type="string">
            <text:p>Ichyb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chyb</text:p>
          </table:table-cell>
          <table:table-cell/>
          <table:table-cell office:value-type="string" calcext:value-type="string">
            <text:p>IM</text:p>
          </table:table-cell>
          <table:table-cell office:value-type="string" calcext:value-type="string">
            <text:p>chyb</text:p>
          </table:table-cell>
          <table:table-cell office:value-type="string" calcext:value-type="string">
            <text:p>UH *1000</text:p>
          </table:table-cell>
          <table:table-cell office:value-type="string" calcext:value-type="string">
            <text:p>chy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I*B/t</text:p>
          </table:table-cell>
          <table:table-cell office:value-type="string" calcext:value-type="string">
            <text:p>*1000</text:p>
          </table:table-cell>
          <table:table-cell/>
          <table:table-cell office:value-type="string" calcext:value-type="string">
            <text:p>RH * I*B/t * 1000</text:p>
          </table:table-cell>
          <table:table-cell/>
          <table:table-cell office:value-type="string" calcext:value-type="string">
            <text:p>UH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00138960328511414" calcext:value-type="float">
            <text:p>0.0013896033</text:p>
          </table:table-cell>
          <table:table-cell/>
          <table:table-cell table:formula="of:=[.B41]" office:value-type="float" office:value="0.5" calcext:value-type="float">
            <text:p>0.5</text:p>
          </table:table-cell>
          <table:table-cell table:formula="of:=[.C41]" office:value-type="float" office:value="0.03" calcext:value-type="float">
            <text:p>0.03</text:p>
          </table:table-cell>
          <table:table-cell table:formula="of:=[.D41]*1000" office:value-type="float" office:value="19.8" calcext:value-type="float">
            <text:p>19.8</text:p>
          </table:table-cell>
          <table:table-cell table:formula="of:=[.E41]*1000" office:value-type="float" office:value="1.32992942105963" calcext:value-type="float">
            <text:p>1.3299294211</text:p>
          </table:table-cell>
          <table:table-cell/>
          <table:table-cell table:formula="of:=0.098*[.G34]" office:value-type="float" office:value="0.049" calcext:value-type="float">
            <text:p>0.049</text:p>
          </table:table-cell>
          <table:table-cell table:formula="of:=[.H34]/[.G34]*[.L34]" office:value-type="float" office:value="0.00294" calcext:value-type="float">
            <text:p>0.00294</text:p>
          </table:table-cell>
          <table:table-cell/>
          <table:table-cell table:formula="of:=0.005*[.L34]/[.$H$1]*1000" office:value-type="float" office:value="0.340277777777778" calcext:value-type="float">
            <text:p>0.3402777778</text:p>
          </table:table-cell>
          <table:table-cell table:formula="of:=[.O34]*1000" office:value-type="float" office:value="340.277777777778" calcext:value-type="float">
            <text:p>340.2777777778</text:p>
          </table:table-cell>
          <table:table-cell/>
          <table:table-cell table:formula="of:=[.$O$29]*[.P34]" office:value-type="float" office:value="20.8508951388889" calcext:value-type="float">
            <text:p>20.8508951389</text:p>
          </table:table-cell>
          <table:table-cell/>
          <table:table-cell table:formula="of:=[.I34]/1000" office:value-type="float" office:value="0.0198" calcext:value-type="float">
            <text:p>0.0198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14465" calcext:value-type="float">
            <text:p>0.14465</text:p>
          </table:table-cell>
          <table:table-cell office:value-type="float" office:value="0.00137640207152561" calcext:value-type="float">
            <text:p>0.0013764021</text:p>
          </table:table-cell>
          <table:table-cell/>
          <table:table-cell table:formula="of:=[.B40]" office:value-type="float" office:value="1" calcext:value-type="float">
            <text:p>1</text:p>
          </table:table-cell>
          <table:table-cell table:formula="of:=[.C40]" office:value-type="float" office:value="0.03" calcext:value-type="float">
            <text:p>0.03</text:p>
          </table:table-cell>
          <table:table-cell table:formula="of:=[.D40]*1000" office:value-type="float" office:value="42.35" calcext:value-type="float">
            <text:p>42.35</text:p>
          </table:table-cell>
          <table:table-cell table:formula="of:=[.E40]*1000" office:value-type="float" office:value="1.32987472812292" calcext:value-type="float">
            <text:p>1.3298747281</text:p>
          </table:table-cell>
          <table:table-cell/>
          <table:table-cell table:formula="of:=0.098*[.G35]" office:value-type="float" office:value="0.098" calcext:value-type="float">
            <text:p>0.098</text:p>
          </table:table-cell>
          <table:table-cell table:formula="of:=[.H35]/[.G35]*[.L35]" office:value-type="float" office:value="0.00294" calcext:value-type="float">
            <text:p>0.00294</text:p>
          </table:table-cell>
          <table:table-cell/>
          <table:table-cell table:formula="of:=0.005*[.L35]/[.$H$1]*1000" office:value-type="float" office:value="0.680555555555556" calcext:value-type="float">
            <text:p>0.6805555556</text:p>
          </table:table-cell>
          <table:table-cell table:formula="of:=[.O35]*1000" office:value-type="float" office:value="680.555555555556" calcext:value-type="float">
            <text:p>680.5555555556</text:p>
          </table:table-cell>
          <table:table-cell/>
          <table:table-cell table:formula="of:=[.$O$29]*[.P35]" office:value-type="float" office:value="41.7017902777778" calcext:value-type="float">
            <text:p>41.7017902778</text:p>
          </table:table-cell>
          <table:table-cell/>
          <table:table-cell table:formula="of:=[.I35]/1000" office:value-type="float" office:value="0.04235" calcext:value-type="float">
            <text:p>0.042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00136158532600789" calcext:value-type="float">
            <text:p>0.0013615853</text:p>
          </table:table-cell>
          <table:table-cell/>
          <table:table-cell table:formula="of:=[.B39]" office:value-type="float" office:value="1.5" calcext:value-type="float">
            <text:p>1.5</text:p>
          </table:table-cell>
          <table:table-cell table:formula="of:=[.C39]" office:value-type="float" office:value="0.03" calcext:value-type="float">
            <text:p>0.03</text:p>
          </table:table-cell>
          <table:table-cell table:formula="of:=[.D39]*1000" office:value-type="float" office:value="62.55" calcext:value-type="float">
            <text:p>62.55</text:p>
          </table:table-cell>
          <table:table-cell table:formula="of:=[.E39]*1000" office:value-type="float" office:value="1.33182778635227" calcext:value-type="float">
            <text:p>1.3318277864</text:p>
          </table:table-cell>
          <table:table-cell/>
          <table:table-cell table:formula="of:=0.098*[.G36]" office:value-type="float" office:value="0.147" calcext:value-type="float">
            <text:p>0.147</text:p>
          </table:table-cell>
          <table:table-cell table:formula="of:=[.H36]/[.G36]*[.L36]" office:value-type="float" office:value="0.00294" calcext:value-type="float">
            <text:p>0.00294</text:p>
          </table:table-cell>
          <table:table-cell/>
          <table:table-cell table:formula="of:=0.005*[.L36]/[.$H$1]*1000" office:value-type="float" office:value="1.02083333333333" calcext:value-type="float">
            <text:p>1.0208333333</text:p>
          </table:table-cell>
          <table:table-cell table:formula="of:=[.O36]*1000" office:value-type="float" office:value="1020.83333333333" calcext:value-type="float">
            <text:p>1020.8333333333</text:p>
          </table:table-cell>
          <table:table-cell/>
          <table:table-cell table:formula="of:=[.$O$29]*[.P36]" office:value-type="float" office:value="62.5526854166667" calcext:value-type="float">
            <text:p>62.5526854167</text:p>
          </table:table-cell>
          <table:table-cell/>
          <table:table-cell table:formula="of:=[.I36]/1000" office:value-type="float" office:value="0.06255" calcext:value-type="float">
            <text:p>0.06255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00134707265023086" calcext:value-type="float">
            <text:p>0.0013470727</text:p>
          </table:table-cell>
          <table: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0.03" calcext:value-type="float">
            <text:p>0.03</text:p>
          </table:table-cell>
          <table:table-cell table:formula="of:=[.D38]*1000" office:value-type="float" office:value="82.9" calcext:value-type="float">
            <text:p>82.9</text:p>
          </table:table-cell>
          <table:table-cell table:formula="of:=[.E38]*1000" office:value-type="float" office:value="1.33263971500177" calcext:value-type="float">
            <text:p>1.332639715</text:p>
          </table:table-cell>
          <table:table-cell/>
          <table:table-cell table:formula="of:=0.098*[.G37]" office:value-type="float" office:value="0.196" calcext:value-type="float">
            <text:p>0.196</text:p>
          </table:table-cell>
          <table:table-cell table:formula="of:=[.H37]/[.G37]*[.L37]" office:value-type="float" office:value="0.00294" calcext:value-type="float">
            <text:p>0.00294</text:p>
          </table:table-cell>
          <table:table-cell/>
          <table:table-cell table:formula="of:=0.005*[.L37]/[.$H$1]*1000" office:value-type="float" office:value="1.36111111111111" calcext:value-type="float">
            <text:p>1.3611111111</text:p>
          </table:table-cell>
          <table:table-cell table:formula="of:=[.O37]*1000" office:value-type="float" office:value="1361.11111111111" calcext:value-type="float">
            <text:p>1361.1111111111</text:p>
          </table:table-cell>
          <table:table-cell/>
          <table:table-cell table:formula="of:=[.$O$29]*[.P37]" office:value-type="float" office:value="83.4035805555556" calcext:value-type="float">
            <text:p>83.4035805556</text:p>
          </table:table-cell>
          <table:table-cell/>
          <table:table-cell table:formula="of:=[.I37]/1000" office:value-type="float" office:value="0.0829" calcext:value-type="float">
            <text:p>0.082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0133263971500177" calcext:value-type="float">
            <text:p>0.0013326397</text:p>
          </table:table-cell>
          <table:table-cell/>
          <table:table-cell table:formula="of:=[.B37]" office:value-type="float" office:value="2.5" calcext:value-type="float">
            <text:p>2.5</text:p>
          </table:table-cell>
          <table:table-cell table:formula="of:=[.C37]" office:value-type="float" office:value="0.03" calcext:value-type="float">
            <text:p>0.03</text:p>
          </table:table-cell>
          <table:table-cell table:formula="of:=[.D37]*1000" office:value-type="float" office:value="103.2" calcext:value-type="float">
            <text:p>103.2</text:p>
          </table:table-cell>
          <table:table-cell table:formula="of:=[.E37]*1000" office:value-type="float" office:value="1.34707265023086" calcext:value-type="float">
            <text:p>1.3470726502</text:p>
          </table:table-cell>
          <table:table-cell/>
          <table:table-cell table:formula="of:=0.098*[.G38]" office:value-type="float" office:value="0.245" calcext:value-type="float">
            <text:p>0.245</text:p>
          </table:table-cell>
          <table:table-cell table:formula="of:=[.H38]/[.G38]*[.L38]" office:value-type="float" office:value="0.00294" calcext:value-type="float">
            <text:p>0.00294</text:p>
          </table:table-cell>
          <table:table-cell/>
          <table:table-cell table:formula="of:=0.005*[.L38]/[.$H$1]*1000" office:value-type="float" office:value="1.70138888888889" calcext:value-type="float">
            <text:p>1.7013888889</text:p>
          </table:table-cell>
          <table:table-cell table:formula="of:=[.O38]*1000" office:value-type="float" office:value="1701.38888888889" calcext:value-type="float">
            <text:p>1701.3888888889</text:p>
          </table:table-cell>
          <table:table-cell/>
          <table:table-cell table:formula="of:=[.$O$29]*[.P38]" office:value-type="float" office:value="104.254475694444" calcext:value-type="float">
            <text:p>104.2544756944</text:p>
          </table:table-cell>
          <table:table-cell/>
          <table:table-cell table:formula="of:=[.I38]/1000" office:value-type="float" office:value="0.1032" calcext:value-type="float">
            <text:p>0.1032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0133182778635227" calcext:value-type="float">
            <text:p>0.0013318278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formula="of:=[.C36]" office:value-type="float" office:value="0.03" calcext:value-type="float">
            <text:p>0.03</text:p>
          </table:table-cell>
          <table:table-cell table:formula="of:=[.D36]*1000" office:value-type="float" office:value="123.8" calcext:value-type="float">
            <text:p>123.8</text:p>
          </table:table-cell>
          <table:table-cell table:formula="of:=[.E36]*1000" office:value-type="float" office:value="1.36158532600789" calcext:value-type="float">
            <text:p>1.361585326</text:p>
          </table:table-cell>
          <table:table-cell/>
          <table:table-cell table:formula="of:=0.098*[.G39]" office:value-type="float" office:value="0.294" calcext:value-type="float">
            <text:p>0.294</text:p>
          </table:table-cell>
          <table:table-cell table:formula="of:=[.H39]/[.G39]*[.L39]" office:value-type="float" office:value="0.00294" calcext:value-type="float">
            <text:p>0.00294</text:p>
          </table:table-cell>
          <table:table-cell/>
          <table:table-cell table:formula="of:=0.005*[.L39]/[.$H$1]*1000" office:value-type="float" office:value="2.04166666666667" calcext:value-type="float">
            <text:p>2.0416666667</text:p>
          </table:table-cell>
          <table:table-cell table:formula="of:=[.O39]*1000" office:value-type="float" office:value="2041.66666666667" calcext:value-type="float">
            <text:p>2041.6666666667</text:p>
          </table:table-cell>
          <table:table-cell/>
          <table:table-cell table:formula="of:=[.$O$29]*[.P39]" office:value-type="float" office:value="125.105370833333" calcext:value-type="float">
            <text:p>125.1053708333</text:p>
          </table:table-cell>
          <table:table-cell/>
          <table:table-cell table:formula="of:=[.I39]/1000" office:value-type="float" office:value="0.1238" calcext:value-type="float">
            <text:p>0.12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0132987472812292" calcext:value-type="float">
            <text:p>0.0013298747</text:p>
          </table:table-cell>
          <table:table-cell/>
          <table:table-cell table:formula="of:=[.B35]" office:value-type="float" office:value="3.5" calcext:value-type="float">
            <text:p>3.5</text:p>
          </table:table-cell>
          <table:table-cell table:formula="of:=[.C35]" office:value-type="float" office:value="0.03" calcext:value-type="float">
            <text:p>0.03</text:p>
          </table:table-cell>
          <table:table-cell table:formula="of:=[.D35]*1000" office:value-type="float" office:value="144.65" calcext:value-type="float">
            <text:p>144.65</text:p>
          </table:table-cell>
          <table:table-cell table:formula="of:=[.E35]*1000" office:value-type="float" office:value="1.37640207152561" calcext:value-type="float">
            <text:p>1.3764020715</text:p>
          </table:table-cell>
          <table:table-cell/>
          <table:table-cell table:formula="of:=0.098*[.G40]" office:value-type="float" office:value="0.343" calcext:value-type="float">
            <text:p>0.343</text:p>
          </table:table-cell>
          <table:table-cell table:formula="of:=[.H40]/[.G40]*[.L40]" office:value-type="float" office:value="0.00294" calcext:value-type="float">
            <text:p>0.00294</text:p>
          </table:table-cell>
          <table:table-cell/>
          <table:table-cell table:formula="of:=0.005*[.L40]/[.$H$1]*1000" office:value-type="float" office:value="2.38194444444444" calcext:value-type="float">
            <text:p>2.3819444444</text:p>
          </table:table-cell>
          <table:table-cell table:formula="of:=[.O40]*1000" office:value-type="float" office:value="2381.94444444444" calcext:value-type="float">
            <text:p>2381.9444444445</text:p>
          </table:table-cell>
          <table:table-cell/>
          <table:table-cell table:formula="of:=[.$O$29]*[.P40]" office:value-type="float" office:value="145.956265972222" calcext:value-type="float">
            <text:p>145.9562659722</text:p>
          </table:table-cell>
          <table:table-cell/>
          <table:table-cell table:formula="of:=[.I40]/1000" office:value-type="float" office:value="0.14465" calcext:value-type="float">
            <text:p>0.1446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0132992942105963" calcext:value-type="float">
            <text:p>0.0013299294</text:p>
          </table:table-cell>
          <table:table-cell/>
          <table:table-cell table:formula="of:=[.B34]" office:value-type="float" office:value="4" calcext:value-type="float">
            <text:p>4</text:p>
          </table:table-cell>
          <table:table-cell table:formula="of:=[.C34]" office:value-type="float" office:value="0.03" calcext:value-type="float">
            <text:p>0.03</text:p>
          </table:table-cell>
          <table:table-cell table:formula="of:=[.D34]*1000" office:value-type="float" office:value="163.3" calcext:value-type="float">
            <text:p>163.3</text:p>
          </table:table-cell>
          <table:table-cell table:formula="of:=[.E34]*1000" office:value-type="float" office:value="1.38960328511414" calcext:value-type="float">
            <text:p>1.3896032851</text:p>
          </table:table-cell>
          <table:table-cell/>
          <table:table-cell table:formula="of:=0.098*[.G41]" office:value-type="float" office:value="0.392" calcext:value-type="float">
            <text:p>0.392</text:p>
          </table:table-cell>
          <table:table-cell table:formula="of:=[.H41]/[.G41]*[.L41]" office:value-type="float" office:value="0.00294" calcext:value-type="float">
            <text:p>0.00294</text:p>
          </table:table-cell>
          <table:table-cell/>
          <table:table-cell table:formula="of:=0.005*[.L41]/[.$H$1]*1000" office:value-type="float" office:value="2.72222222222222" calcext:value-type="float">
            <text:p>2.7222222222</text:p>
          </table:table-cell>
          <table:table-cell table:formula="of:=[.O41]*1000" office:value-type="float" office:value="2722.22222222222" calcext:value-type="float">
            <text:p>2722.2222222222</text:p>
          </table:table-cell>
          <table:table-cell/>
          <table:table-cell table:formula="of:=[.$O$29]*[.P41]" office:value-type="float" office:value="166.807161111111" calcext:value-type="float">
            <text:p>166.8071611111</text:p>
          </table:table-cell>
          <table:table-cell/>
          <table:table-cell table:formula="of:=[.I41]/1000" office:value-type="float" office:value="0.1633" calcext:value-type="float">
            <text:p>0.1633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mA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mag(A)</text:p>
          </table:table-cell>
          <table:table-cell office:value-type="string" calcext:value-type="string">
            <text:p>Ichyb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chyb</text:p>
          </table:table-cell>
          <table:table-cell/>
          <table:table-cell office:value-type="string" calcext:value-type="string">
            <text:p>IM</text:p>
          </table:table-cell>
          <table:table-cell office:value-type="string" calcext:value-type="string">
            <text:p>chyb</text:p>
          </table:table-cell>
          <table:table-cell office:value-type="string" calcext:value-type="string">
            <text:p>UH *1000</text:p>
          </table:table-cell>
          <table:table-cell office:value-type="string" calcext:value-type="string">
            <text:p>chy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I*B/t</text:p>
          </table:table-cell>
          <table:table-cell office:value-type="string" calcext:value-type="string">
            <text:p>*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858" calcext:value-type="float">
            <text:p>0.0858</text:p>
          </table:table-cell>
          <table:table-cell office:value-type="float" office:value="0.00133376642070492" calcext:value-type="float">
            <text:p>0.0013337664</text:p>
          </table:table-cell>
          <table:table-cell/>
          <table:table-cell table:formula="of:=[.B53]" office:value-type="float" office:value="0.5" calcext:value-type="float">
            <text:p>0.5</text:p>
          </table:table-cell>
          <table:table-cell table:formula="of:=[.C53]" office:value-type="float" office:value="0.03" calcext:value-type="float">
            <text:p>0.03</text:p>
          </table:table-cell>
          <table:table-cell table:formula="of:=[.D53]*1000" office:value-type="float" office:value="11.65" calcext:value-type="float">
            <text:p>11.65</text:p>
          </table:table-cell>
          <table:table-cell table:formula="of:=[.E53]*1000" office:value-type="float" office:value="1.29937017916374" calcext:value-type="float">
            <text:p>1.2993701792</text:p>
          </table:table-cell>
          <table:table-cell/>
          <table:table-cell table:formula="of:=0.098*[.G46]" office:value-type="float" office:value="0.049" calcext:value-type="float">
            <text:p>0.049</text:p>
          </table:table-cell>
          <table:table-cell table:formula="of:=[.H46]/[.G46]*[.L46]" office:value-type="float" office:value="0.00294" calcext:value-type="float">
            <text:p>0.00294</text:p>
          </table:table-cell>
          <table:table-cell/>
          <table:table-cell table:formula="of:=0.0025*[.L46]/[.$H$1]*1000" office:value-type="float" office:value="0.170138888888889" calcext:value-type="float">
            <text:p>0.1701388889</text:p>
          </table:table-cell>
          <table:table-cell table:formula="of:=[.O46]*1000" office:value-type="float" office:value="170.138888888889" calcext:value-type="float">
            <text:p>170.1388888889</text:p>
          </table:table-cell>
          <table:table-cell/>
          <table:table-cell table:formula="of:=[.$O$29]*[.P46]" office:value-type="float" office:value="10.4254475694444" calcext:value-type="float">
            <text:p>10.4254475694</text:p>
          </table:table-cell>
          <table:table-cell/>
          <table:table-cell table:formula="of:=[.I46]/1000" office:value-type="float" office:value="0.01165" calcext:value-type="float">
            <text:p>0.01165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7645" calcext:value-type="float">
            <text:p>0.07645</text:p>
          </table:table-cell>
          <table:table-cell office:value-type="float" office:value="0.00132714223521822" calcext:value-type="float">
            <text:p>0.0013271422</text:p>
          </table:table-cell>
          <table:table-cell/>
          <table:table-cell table:formula="of:=[.B52]" office:value-type="float" office:value="1" calcext:value-type="float">
            <text:p>1</text:p>
          </table:table-cell>
          <table:table-cell table:formula="of:=[.C52]" office:value-type="float" office:value="0.03" calcext:value-type="float">
            <text:p>0.03</text:p>
          </table:table-cell>
          <table:table-cell table:formula="of:=[.D52]*1000" office:value-type="float" office:value="22.8" calcext:value-type="float">
            <text:p>22.8</text:p>
          </table:table-cell>
          <table:table-cell table:formula="of:=[.E52]*1000" office:value-type="float" office:value="1.29856026621794" calcext:value-type="float">
            <text:p>1.2985602662</text:p>
          </table:table-cell>
          <table:table-cell/>
          <table:table-cell table:formula="of:=0.098*[.G47]" office:value-type="float" office:value="0.098" calcext:value-type="float">
            <text:p>0.098</text:p>
          </table:table-cell>
          <table:table-cell table:formula="of:=[.H47]/[.G47]*[.L47]" office:value-type="float" office:value="0.00294" calcext:value-type="float">
            <text:p>0.00294</text:p>
          </table:table-cell>
          <table:table-cell/>
          <table:table-cell table:formula="of:=0.0025*[.L47]/[.$H$1]*1000" office:value-type="float" office:value="0.340277777777778" calcext:value-type="float">
            <text:p>0.3402777778</text:p>
          </table:table-cell>
          <table:table-cell table:formula="of:=[.O47]*1000" office:value-type="float" office:value="340.277777777778" calcext:value-type="float">
            <text:p>340.2777777778</text:p>
          </table:table-cell>
          <table:table-cell/>
          <table:table-cell table:formula="of:=[.$O$29]*[.P47]" office:value-type="float" office:value="20.8508951388889" calcext:value-type="float">
            <text:p>20.8508951389</text:p>
          </table:table-cell>
          <table:table-cell/>
          <table:table-cell table:formula="of:=[.I47]/1000" office:value-type="float" office:value="0.0228" calcext:value-type="float">
            <text:p>0.022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0131994547235861" calcext:value-type="float">
            <text:p>0.0013199455</text:p>
          </table:table-cell>
          <table:table-cell/>
          <table:table-cell table:formula="of:=[.B51]" office:value-type="float" office:value="1.5" calcext:value-type="float">
            <text:p>1.5</text:p>
          </table:table-cell>
          <table:table-cell table:formula="of:=[.C51]" office:value-type="float" office:value="0.03" calcext:value-type="float">
            <text:p>0.03</text:p>
          </table:table-cell>
          <table:table-cell table:formula="of:=[.D51]*1000" office:value-type="float" office:value="33.15" calcext:value-type="float">
            <text:p>33.15</text:p>
          </table:table-cell>
          <table:table-cell table:formula="of:=[.E51]*1000" office:value-type="float" office:value="1.29948478732919" calcext:value-type="float">
            <text:p>1.2994847873</text:p>
          </table:table-cell>
          <table:table-cell/>
          <table:table-cell table:formula="of:=0.098*[.G48]" office:value-type="float" office:value="0.147" calcext:value-type="float">
            <text:p>0.147</text:p>
          </table:table-cell>
          <table:table-cell table:formula="of:=[.H48]/[.G48]*[.L48]" office:value-type="float" office:value="0.00294" calcext:value-type="float">
            <text:p>0.00294</text:p>
          </table:table-cell>
          <table:table-cell/>
          <table:table-cell table:formula="of:=0.0025*[.L48]/[.$H$1]*1000" office:value-type="float" office:value="0.510416666666667" calcext:value-type="float">
            <text:p>0.5104166667</text:p>
          </table:table-cell>
          <table:table-cell table:formula="of:=[.O48]*1000" office:value-type="float" office:value="510.416666666667" calcext:value-type="float">
            <text:p>510.4166666667</text:p>
          </table:table-cell>
          <table:table-cell/>
          <table:table-cell table:formula="of:=[.$O$29]*[.P48]" office:value-type="float" office:value="31.2763427083333" calcext:value-type="float">
            <text:p>31.2763427083</text:p>
          </table:table-cell>
          <table:table-cell/>
          <table:table-cell table:formula="of:=[.I48]/1000" office:value-type="float" office:value="0.03315" calcext:value-type="float">
            <text:p>0.03315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0131217911315491" calcext:value-type="float">
            <text:p>0.0013121791</text:p>
          </table:table-cell>
          <table: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0.03" calcext:value-type="float">
            <text:p>0.03</text:p>
          </table:table-cell>
          <table:table-cell table:formula="of:=[.D50]*1000" office:value-type="float" office:value="44.6" calcext:value-type="float">
            <text:p>44.6</text:p>
          </table:table-cell>
          <table:table-cell table:formula="of:=[.E50]*1000" office:value-type="float" office:value="1.30459153760861" calcext:value-type="float">
            <text:p>1.3045915376</text:p>
          </table:table-cell>
          <table:table-cell/>
          <table:table-cell table:formula="of:=0.098*[.G49]" office:value-type="float" office:value="0.196" calcext:value-type="float">
            <text:p>0.196</text:p>
          </table:table-cell>
          <table:table-cell table:formula="of:=[.H49]/[.G49]*[.L49]" office:value-type="float" office:value="0.00294" calcext:value-type="float">
            <text:p>0.00294</text:p>
          </table:table-cell>
          <table:table-cell/>
          <table:table-cell table:formula="of:=0.0025*[.L49]/[.$H$1]*1000" office:value-type="float" office:value="0.680555555555556" calcext:value-type="float">
            <text:p>0.6805555556</text:p>
          </table:table-cell>
          <table:table-cell table:formula="of:=[.O49]*1000" office:value-type="float" office:value="680.555555555556" calcext:value-type="float">
            <text:p>680.5555555556</text:p>
          </table:table-cell>
          <table:table-cell/>
          <table:table-cell table:formula="of:=[.$O$29]*[.P49]" office:value-type="float" office:value="41.7017902777778" calcext:value-type="float">
            <text:p>41.7017902778</text:p>
          </table:table-cell>
          <table:table-cell/>
          <table:table-cell table:formula="of:=[.I49]/1000" office:value-type="float" office:value="0.0446" calcext:value-type="float">
            <text:p>0.044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0130459153760861" calcext:value-type="float">
            <text:p>0.0013045915</text:p>
          </table:table-cell>
          <table:table-cell/>
          <table:table-cell table:formula="of:=[.B49]" office:value-type="float" office:value="2.5" calcext:value-type="float">
            <text:p>2.5</text:p>
          </table:table-cell>
          <table:table-cell table:formula="of:=[.C49]" office:value-type="float" office:value="0.03" calcext:value-type="float">
            <text:p>0.03</text:p>
          </table:table-cell>
          <table:table-cell table:formula="of:=[.D49]*1000" office:value-type="float" office:value="55.3" calcext:value-type="float">
            <text:p>55.3</text:p>
          </table:table-cell>
          <table:table-cell table:formula="of:=[.E49]*1000" office:value-type="float" office:value="1.31217911315491" calcext:value-type="float">
            <text:p>1.3121791132</text:p>
          </table:table-cell>
          <table:table-cell/>
          <table:table-cell table:formula="of:=0.098*[.G50]" office:value-type="float" office:value="0.245" calcext:value-type="float">
            <text:p>0.245</text:p>
          </table:table-cell>
          <table:table-cell table:formula="of:=[.H50]/[.G50]*[.L50]" office:value-type="float" office:value="0.00294" calcext:value-type="float">
            <text:p>0.00294</text:p>
          </table:table-cell>
          <table:table-cell/>
          <table:table-cell table:formula="of:=0.0025*[.L50]/[.$H$1]*1000" office:value-type="float" office:value="0.850694444444444" calcext:value-type="float">
            <text:p>0.8506944444</text:p>
          </table:table-cell>
          <table:table-cell table:formula="of:=[.O50]*1000" office:value-type="float" office:value="850.694444444445" calcext:value-type="float">
            <text:p>850.6944444444</text:p>
          </table:table-cell>
          <table:table-cell/>
          <table:table-cell table:formula="of:=[.$O$29]*[.P50]" office:value-type="float" office:value="52.1272378472222" calcext:value-type="float">
            <text:p>52.1272378472</text:p>
          </table:table-cell>
          <table:table-cell/>
          <table:table-cell table:formula="of:=[.I50]/1000" office:value-type="float" office:value="0.0553" calcext:value-type="float">
            <text:p>0.0553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3315" calcext:value-type="float">
            <text:p>0.03315</text:p>
          </table:table-cell>
          <table:table-cell office:value-type="float" office:value="0.00129948478732919" calcext:value-type="float">
            <text:p>0.0012994848</text:p>
          </table:table-cell>
          <table:table-cell/>
          <table:table-cell table:formula="of:=[.B48]" office:value-type="float" office:value="3" calcext:value-type="float">
            <text:p>3</text:p>
          </table:table-cell>
          <table:table-cell table:formula="of:=[.C48]" office:value-type="float" office:value="0.03" calcext:value-type="float">
            <text:p>0.03</text:p>
          </table:table-cell>
          <table:table-cell table:formula="of:=[.D48]*1000" office:value-type="float" office:value="66.3" calcext:value-type="float">
            <text:p>66.3</text:p>
          </table:table-cell>
          <table:table-cell table:formula="of:=[.E48]*1000" office:value-type="float" office:value="1.31994547235861" calcext:value-type="float">
            <text:p>1.3199454724</text:p>
          </table:table-cell>
          <table:table-cell/>
          <table:table-cell table:formula="of:=0.098*[.G51]" office:value-type="float" office:value="0.294" calcext:value-type="float">
            <text:p>0.294</text:p>
          </table:table-cell>
          <table:table-cell table:formula="of:=[.H51]/[.G51]*[.L51]" office:value-type="float" office:value="0.00294" calcext:value-type="float">
            <text:p>0.00294</text:p>
          </table:table-cell>
          <table:table-cell/>
          <table:table-cell table:formula="of:=0.0025*[.L51]/[.$H$1]*1000" office:value-type="float" office:value="1.02083333333333" calcext:value-type="float">
            <text:p>1.0208333333</text:p>
          </table:table-cell>
          <table:table-cell table:formula="of:=[.O51]*1000" office:value-type="float" office:value="1020.83333333333" calcext:value-type="float">
            <text:p>1020.8333333333</text:p>
          </table:table-cell>
          <table:table-cell/>
          <table:table-cell table:formula="of:=[.$O$29]*[.P51]" office:value-type="float" office:value="62.5526854166667" calcext:value-type="float">
            <text:p>62.5526854167</text:p>
          </table:table-cell>
          <table:table-cell/>
          <table:table-cell table:formula="of:=[.I51]/1000" office:value-type="float" office:value="0.0663" calcext:value-type="float">
            <text:p>0.06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0129856026621794" calcext:value-type="float">
            <text:p>0.0012985603</text:p>
          </table:table-cell>
          <table:table-cell/>
          <table:table-cell table:formula="of:=[.B47]" office:value-type="float" office:value="3.5" calcext:value-type="float">
            <text:p>3.5</text:p>
          </table:table-cell>
          <table:table-cell table:formula="of:=[.C47]" office:value-type="float" office:value="0.03" calcext:value-type="float">
            <text:p>0.03</text:p>
          </table:table-cell>
          <table:table-cell table:formula="of:=[.D47]*1000" office:value-type="float" office:value="76.45" calcext:value-type="float">
            <text:p>76.45</text:p>
          </table:table-cell>
          <table:table-cell table:formula="of:=[.E47]*1000" office:value-type="float" office:value="1.32714223521822" calcext:value-type="float">
            <text:p>1.3271422352</text:p>
          </table:table-cell>
          <table:table-cell/>
          <table:table-cell table:formula="of:=0.098*[.G52]" office:value-type="float" office:value="0.343" calcext:value-type="float">
            <text:p>0.343</text:p>
          </table:table-cell>
          <table:table-cell table:formula="of:=[.H52]/[.G52]*[.L52]" office:value-type="float" office:value="0.00294" calcext:value-type="float">
            <text:p>0.00294</text:p>
          </table:table-cell>
          <table:table-cell/>
          <table:table-cell table:formula="of:=0.0025*[.L52]/[.$H$1]*1000" office:value-type="float" office:value="1.19097222222222" calcext:value-type="float">
            <text:p>1.1909722222</text:p>
          </table:table-cell>
          <table:table-cell table:formula="of:=[.O52]*1000" office:value-type="float" office:value="1190.97222222222" calcext:value-type="float">
            <text:p>1190.9722222222</text:p>
          </table:table-cell>
          <table:table-cell/>
          <table:table-cell table:formula="of:=[.$O$29]*[.P52]" office:value-type="float" office:value="72.9781329861111" calcext:value-type="float">
            <text:p>72.9781329861</text:p>
          </table:table-cell>
          <table:table-cell/>
          <table:table-cell table:formula="of:=[.I52]/1000" office:value-type="float" office:value="0.07645" calcext:value-type="float">
            <text:p>0.0764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1165" calcext:value-type="float">
            <text:p>0.01165</text:p>
          </table:table-cell>
          <table:table-cell office:value-type="float" office:value="0.00129937017916374" calcext:value-type="float">
            <text:p>0.0012993702</text:p>
          </table:table-cell>
          <table:table-cell/>
          <table:table-cell table:formula="of:=[.B46]" office:value-type="float" office:value="4" calcext:value-type="float">
            <text:p>4</text:p>
          </table:table-cell>
          <table:table-cell table:formula="of:=[.C46]" office:value-type="float" office:value="0.03" calcext:value-type="float">
            <text:p>0.03</text:p>
          </table:table-cell>
          <table:table-cell table:formula="of:=[.D46]*1000" office:value-type="float" office:value="85.8" calcext:value-type="float">
            <text:p>85.8</text:p>
          </table:table-cell>
          <table:table-cell table:formula="of:=[.E46]*1000" office:value-type="float" office:value="1.33376642070492" calcext:value-type="float">
            <text:p>1.3337664207</text:p>
          </table:table-cell>
          <table:table-cell/>
          <table:table-cell table:formula="of:=0.098*[.G53]" office:value-type="float" office:value="0.392" calcext:value-type="float">
            <text:p>0.392</text:p>
          </table:table-cell>
          <table:table-cell table:formula="of:=[.H53]/[.G53]*[.L53]" office:value-type="float" office:value="0.00294" calcext:value-type="float">
            <text:p>0.00294</text:p>
          </table:table-cell>
          <table:table-cell/>
          <table:table-cell table:formula="of:=0.0025*[.L53]/[.$H$1]*1000" office:value-type="float" office:value="1.36111111111111" calcext:value-type="float">
            <text:p>1.3611111111</text:p>
          </table:table-cell>
          <table:table-cell table:formula="of:=[.O53]*1000" office:value-type="float" office:value="1361.11111111111" calcext:value-type="float">
            <text:p>1361.1111111111</text:p>
          </table:table-cell>
          <table:table-cell/>
          <table:table-cell table:formula="of:=[.$O$29]*[.P53]" office:value-type="float" office:value="83.4035805555556" calcext:value-type="float">
            <text:p>83.4035805556</text:p>
          </table:table-cell>
          <table:table-cell/>
          <table:table-cell table:formula="of:=[.I53]/1000" office:value-type="float" office:value="0.0858" calcext:value-type="float">
            <text:p>0.08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12:05:45.960791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10-30T17:10:10.460994209</dc:date>
    <dc:creator>Vladislav Wohlrath</dc:creator>
    <meta:editing-duration>PT2H50M49S</meta:editing-duration>
    <meta:editing-cycles>24</meta:editing-cycles>
    <meta:document-statistic meta:table-count="2" meta:cell-count="559" meta:object-count="0"/>
  </office:meta>
</office:document-meta>
</file>